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cm" fo:margin-bottom="0.499cm" style:contextual-spacing="false"/>
    </style:style>
    <style:style style:name="P3" style:family="paragraph" style:parent-style-name="Standard">
      <style:text-properties officeooo:rsid="000961e4" officeooo:paragraph-rsid="000961e4"/>
    </style:style>
    <style:style style:name="P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Consolas" fo:font-size="10pt" fo:font-weight="normal" officeooo:rsid="000961e4" officeooo:paragraph-rsid="000961e4" fo:background-color="transparent" style:font-size-asian="10pt" style:font-size-complex="10pt"/>
    </style:style>
    <style:style style:name="P5" style:family="paragraph" style:parent-style-name="Standard">
      <style:paragraph-properties style:line-height-at-least="0.503cm"/>
      <style:text-properties fo:color="#000000" loext:opacity="100%" style:font-name="Consolas" fo:font-size="10pt" fo:font-weight="normal" fo:background-color="transparent" style:font-size-asian="10pt" style:font-size-complex="10pt"/>
    </style:style>
    <style:style style:name="P6" style:family="paragraph" style:parent-style-name="Standard">
      <style:paragraph-properties style:line-height-at-least="0.503cm"/>
      <style:text-properties fo:color="#000000" loext:opacity="100%" fo:font-size="10pt" fo:background-color="transparent" style:font-size-asian="10pt" style:font-size-complex="10pt"/>
    </style:style>
    <style:style style:name="P7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fo:font-size="10pt" officeooo:rsid="000961e4" officeooo:paragraph-rsid="000961e4" fo:background-color="transparent" style:font-size-asian="10pt" style:font-size-complex="10pt"/>
    </style:style>
    <style:style style:name="P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fo:font-size="10pt" fo:font-weight="bold" officeooo:rsid="000961e4" officeooo:paragraph-rsid="000961e4" fo:background-color="transparent" style:font-size-asian="10pt" style:font-weight-asian="bold" style:font-size-complex="10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fo:font-size="10pt" officeooo:rsid="000961e4" officeooo:paragraph-rsid="000961e4" fo:background-color="transparent" style:font-size-asian="10pt" style:font-size-complex="10pt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 style:list-style-name="L6">
      <style:text-properties fo:font-weight="bold"/>
    </style:style>
    <style:style style:name="P13" style:family="paragraph" style:parent-style-name="Text_20_body" style:list-style-name="L2"/>
    <style:style style:name="P14" style:family="paragraph" style:parent-style-name="Text_20_body">
      <style:text-properties fo:font-weight="normal" style:font-weight-asian="normal" style:font-weight-complex="normal"/>
    </style:style>
    <style:style style:name="P15" style:family="paragraph" style:parent-style-name="Text_20_body" style:list-style-name="L4"/>
    <style:style style:name="P16" style:family="paragraph" style:parent-style-name="Text_20_body" style:list-style-name="L5"/>
    <style:style style:name="P17" style:family="paragraph" style:parent-style-name="Text_20_body" style:list-style-name="L6"/>
    <style:style style:name="P18" style:family="paragraph" style:parent-style-name="Text_20_body" style:list-style-name="L7"/>
    <style:style style:name="T1" style:family="text">
      <style:text-properties fo:color="#9ebb80" loext:opacity="100%"/>
    </style:style>
    <style:style style:name="T2" style:family="text">
      <style:text-properties fo:color="#9ebb80" loext:opacity="100%" style:font-name="Consolas" fo:font-size="10.5pt" fo:font-weight="normal"/>
    </style:style>
    <style:style style:name="T3" style:family="text">
      <style:text-properties fo:color="#ffe792" loext:opacity="100%"/>
    </style:style>
    <style:style style:name="T4" style:family="text">
      <style:text-properties fo:color="#ffe792" loext:opacity="100%" style:font-name="Consolas" fo:font-size="10.5pt" fo:font-weight="bold"/>
    </style:style>
    <style:style style:name="T5" style:family="text">
      <style:text-properties fo:color="#ffe792" loext:opacity="100%" style:font-name="Consolas" fo:font-size="10.5pt" fo:font-weight="normal"/>
    </style:style>
    <style:style style:name="T6" style:family="text">
      <style:text-properties fo:color="#aeceff" loext:opacity="100%"/>
    </style:style>
    <style:style style:name="T7" style:family="text">
      <style:text-properties fo:color="#aeceff" loext:opacity="100%" style:font-name="Consolas" fo:font-size="10.5pt" fo:font-weight="normal"/>
    </style:style>
    <style:style style:name="T8" style:family="text">
      <style:text-properties style:font-name="Consolas" fo:font-weight="normal"/>
    </style:style>
    <style:style style:name="T9" style:family="text">
      <style:text-properties style:font-name="Consolas" fo:font-size="10.5pt" fo:font-weight="normal"/>
    </style:style>
    <style:style style:name="T10" style:family="text">
      <style:text-properties style:font-name="Consolas" fo:font-size="10.5pt" fo:font-weight="bold"/>
    </style:style>
    <style:style style:name="T11" style:family="text">
      <style:text-properties style:font-name="Consolas" fo:font-size="10.5pt" fo:font-style="italic" fo:font-weight="normal"/>
    </style:style>
    <style:style style:name="T12" style:family="text">
      <style:text-properties style:font-name="Consolas" fo:font-weight="bold"/>
    </style:style>
    <style:style style:name="T13" style:family="text">
      <style:text-properties style:font-name="Consolas" fo:font-style="italic" fo:font-weight="normal"/>
    </style:style>
    <style:style style:name="T14" style:family="text">
      <style:text-properties fo:font-weight="bold"/>
    </style:style>
    <style:style style:name="T15" style:family="text">
      <style:text-properties fo:color="#fff1c0" loext:opacity="100%" style:font-name="Consolas" fo:font-size="10.5pt" fo:font-weight="normal"/>
    </style:style>
    <style:style style:name="T16" style:family="text">
      <style:text-properties fo:font-style="italic"/>
    </style:style>
    <style:style style:name="T17" style:family="text">
      <style:text-properties fo:color="#ff6363" loext:opacity="100%" fo:font-style="italic"/>
    </style:style>
    <style:style style:name="T18" style:family="text">
      <style:text-properties fo:color="#ff6363" loext:opacity="100%" style:font-name="Consolas" fo:font-size="10.5pt" fo:font-style="italic" fo:font-weight="normal"/>
    </style:style>
    <style:style style:name="T19" style:family="text">
      <style:text-properties fo:color="#ff6363" loext:opacity="100%" style:font-name="Consolas" fo:font-size="10.5pt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mport mysql.connector</text:p>
      <text:p text:style-name="P5">from mysql.connector import Error</text:p>
      <text:p text:style-name="P5">from datetime import datetime</text:p>
      <text:p text:style-name="P5">import logging</text:p>
      <text:p text:style-name="P6"><text:span text:style-name="T8"/></text:p>
      <text:p text:style-name="P6"><text:span text:style-name="T8"># --- Configuração de Logging ---</text:span></text:p>
      <text:p text:style-name="P5"># Configura o logger para exibir mensagens no console</text:p>
      <text:p text:style-name="P5"># Níveis de logging: DEBUG, INFO, WARNING, ERROR, CRITICAL</text:p>
      <text:p text:style-name="P5">logging.basicConfig(level=logging.WARNING, format='%(asctime)s - %(levelname)s - %(message)s')</text:p>
      <text:p text:style-name="P6"/>
      <text:p text:style-name="P5">CONFIG_BANCO={</text:p>
      <text:p text:style-name="P6">    <text:span text:style-name="T8">"host":"localhost",</text:span></text:p>
      <text:p text:style-name="P6">    <text:span text:style-name="T8">"user":"root",</text:span></text:p>
      <text:p text:style-name="P6">    <text:span text:style-name="T8">"password":"jelts",</text:span></text:p>
      <text:p text:style-name="P6">    <text:span text:style-name="T8">"database":"empresa",</text:span></text:p>
      <text:p text:style-name="P6">    <text:span text:style-name="T8">"raise_on_warnings":</text:span><text:span text:style-name="T12">True</text:span><text:span text:style-name="T8"> #trazer os avisos de erro</text:span></text:p>
      <text:p text:style-name="P5">}</text:p>
      <text:p text:style-name="P6"/>
      <text:p text:style-name="P5">#classe responsável pela conexão com o Banco de dados</text:p>
      <text:p text:style-name="P5"><text:span text:style-name="T16">class</text:span> BancoDeDados:</text:p>
      <text:p text:style-name="P6">    <text:span text:style-name="T13">def</text:span><text:span text:style-name="T8"> __init__(self,config=CONFIG_BANCO):</text:span></text:p>
      <text:p text:style-name="P6">        <text:span text:style-name="T8">#configurar o banco de dados mariadb</text:span></text:p>
      <text:p text:style-name="P6">        <text:span text:style-name="T8">self.config=config</text:span></text:p>
      <text:p text:style-name="P6">        <text:span text:style-name="T8">self.conexao=</text:span><text:span text:style-name="T12">None</text:span></text:p>
      <text:p text:style-name="P6">        <text:span text:style-name="T8">self.cursor=</text:span><text:span text:style-name="T12">None</text:span></text:p>
      <text:p text:style-name="P6">        <text:span text:style-name="T8">self._conectar()#Tenta conectar no construtor</text:span></text:p>
      <text:p text:style-name="P6">        </text:p>
      <text:p text:style-name="P6"/>
      <text:p text:style-name="P6">    <text:span text:style-name="T13">def</text:span><text:span text:style-name="T8"> _conectar(self):    </text:span></text:p>
      <text:p text:style-name="P6"/>
      <text:p text:style-name="P6">        <text:span text:style-name="T8">#Tenta estabelecer a conexão com o banco de dados.</text:span></text:p>
      <text:p text:style-name="P6">        <text:span text:style-name="T8">#Método interno para ser chamado no __init__ e em outras verificações.</text:span></text:p>
      <text:p text:style-name="P6">        </text:p>
      <text:p text:style-name="P6">        <text:span text:style-name="T8">try:</text:span></text:p>
      <text:p text:style-name="P6">            <text:span text:style-name="T8">self.conexao=mysql.connector.connect(**self.config)</text:span></text:p>
      <text:p text:style-name="P6">            <text:span text:style-name="T8">if self.conexao.is_connected(): #verifica se a conexão foi bem sucedida</text:span></text:p>
      <text:p text:style-name="P6">                <text:span text:style-name="T8">self.cursor=self.conexao.cursor()</text:span></text:p>
      <text:p text:style-name="P6">                <text:span text:style-name="T8">logging.info("Conexão com o MariaDB estabelecida com sucesso!")</text:span></text:p>
      <text:p text:style-name="P6">                <text:span text:style-name="T8">self.criar_tabela()</text:span></text:p>
      <text:p text:style-name="P6">            <text:span text:style-name="T8">else:</text:span></text:p>
      <text:p text:style-name="P6">                <text:span text:style-name="T8">logging.warning("Não foi possível conectar ao MariaDB!")</text:span></text:p>
      <text:p text:style-name="P6">        <text:span text:style-name="T8">except Error as e:</text:span></text:p>
      <text:p text:style-name="P6">            <text:span text:style-name="T8">#foi atribuído umm alias para o erro de conexão</text:span></text:p>
      <text:p text:style-name="P6">            <text:span text:style-name="T8">logging.error(</text:span><text:span text:style-name="T13">f</text:span><text:span text:style-name="T8">"Erro ao conectar ao MariaDB: {e}")</text:span></text:p>
      <text:p text:style-name="P6">            <text:span text:style-name="T8">self.conexao = </text:span><text:span text:style-name="T12">None</text:span></text:p>
      <text:p text:style-name="P6">            <text:span text:style-name="T8">self.cursor = </text:span><text:span text:style-name="T12">None</text:span></text:p>
      <text:p text:style-name="P6"/>
      <text:p text:style-name="P6">    <text:span text:style-name="T13">def</text:span><text:span text:style-name="T8"> criar_tabela(self):</text:span></text:p>
      <text:p text:style-name="P6">        <text:span text:style-name="T8">if not self.conexao or not self.conexao.is_connected():</text:span></text:p>
      <text:p text:style-name="P6">            <text:span text:style-name="T8">logging.warning("Não há conexão ativa com o banco de dados para criar a tabela!")</text:span></text:p>
      <text:p text:style-name="P6">            <text:span text:style-name="T8">return</text:span></text:p>
      <text:p text:style-name="P6">        </text:p>
      <text:p text:style-name="P6">        <text:span text:style-name="T8">try:</text:span></text:p>
      <text:p text:style-name="P6">            <text:span text:style-name="T8">self.cursor.execute('''</text:span></text:p>
      <text:p text:style-name="P6">                <text:span text:style-name="T8">CREATE TABLE IF NOT EXISTS tarefas(</text:span></text:p>
      <text:p text:style-name="P6">                    <text:span text:style-name="T8">id INT AUTO_INCREMENT PRIMARY KEY, </text:span></text:p>
      <text:p text:style-name="P6">                    <text:span text:style-name="T8">titulo VARCHAR(100) NOT NULL,</text:span></text:p>
      <text:p text:style-name="P6"><text:soft-page-break/>                    <text:span text:style-name="T8">descricao TEXT,</text:span></text:p>
      <text:p text:style-name="P6">                    <text:span text:style-name="T8">responsavel VARCHAR(50),</text:span></text:p>
      <text:p text:style-name="P6">                    <text:span text:style-name="T8">status VARCHAR(20),</text:span></text:p>
      <text:p text:style-name="P6">                    <text:span text:style-name="T8">data_criacao DATETIME,</text:span></text:p>
      <text:p text:style-name="P6">                    <text:span text:style-name="T8">data_conclusao DATETIME</text:span></text:p>
      <text:p text:style-name="P6">                <text:span text:style-name="T8">)</text:span></text:p>
      <text:p text:style-name="P6">            <text:span text:style-name="T8">''')</text:span></text:p>
      <text:p text:style-name="P6">            <text:span text:style-name="T8">self.conexao.commit()</text:span></text:p>
      <text:p text:style-name="P6">            <text:span text:style-name="T8">logging.info("Tabela criada ou já existente.")</text:span></text:p>
      <text:p text:style-name="P6">        <text:span text:style-name="T8">except Error as e:</text:span></text:p>
      <text:p text:style-name="P6">            <text:span text:style-name="T8"># Verifica se o erro é porque a tabela já existe (código de erro 1050)</text:span></text:p>
      <text:p text:style-name="P6">            <text:span text:style-name="T8">if e.errno == 1050:</text:span></text:p>
      <text:p text:style-name="P6">                <text:span text:style-name="T8">logging.info(</text:span><text:span text:style-name="T13">f</text:span><text:span text:style-name="T8">"Tabela 'tarefas' já existe. ({e})")</text:span></text:p>
      <text:p text:style-name="P6">            <text:span text:style-name="T8">else:</text:span></text:p>
      <text:p text:style-name="P6">                <text:span text:style-name="T8">logging.error(</text:span><text:span text:style-name="T13">f</text:span><text:span text:style-name="T8">"Erro ao criar a tabela: {e}")</text:span></text:p>
      <text:p text:style-name="P6"/>
      <text:p text:style-name="P6">    <text:span text:style-name="T13">def</text:span><text:span text:style-name="T8"> fechar_conexao(self):</text:span></text:p>
      <text:p text:style-name="P6">        <text:span text:style-name="T8">#método para fechar a conexao</text:span></text:p>
      <text:p text:style-name="P6">        <text:span text:style-name="T8">if self.conexao and self.conexao.is_connected():</text:span></text:p>
      <text:p text:style-name="P6">            <text:span text:style-name="T8">if self.cursor:</text:span></text:p>
      <text:p text:style-name="P6">                <text:span text:style-name="T8">self.cursor.close()</text:span></text:p>
      <text:p text:style-name="P6">            <text:span text:style-name="T8">self.conexao.close()</text:span></text:p>
      <text:p text:style-name="P6">            <text:span text:style-name="T8">logging.info("Conexão com o banco de dados fechada.")</text:span></text:p>
      <text:p text:style-name="P6">        <text:span text:style-name="T8">else:</text:span></text:p>
      <text:p text:style-name="P6">            <text:span text:style-name="T8">logging.info("Nenhuma conexão ativa para fechar.")</text:span></text:p>
      <text:p text:style-name="P6">        </text:p>
      <text:p text:style-name="P6">        </text:p>
      <text:p text:style-name="P6">    <text:span text:style-name="T13">def</text:span><text:span text:style-name="T8"> executar_comando(self,comando,parametros=()): #executa comandos SQL no banco de dados (INSERT, UPDATE, DELETE).</text:span></text:p>
      <text:p text:style-name="P6">        <text:span text:style-name="T8">if not self.conexao or not self.conexao.is_connected() or not self.cursor:</text:span></text:p>
      <text:p text:style-name="P6">            <text:span text:style-name="T8">logging.error("Erro: Não há conexão ativa com o banco de dados para executar o comando.")</text:span></text:p>
      <text:p text:style-name="P6">            <text:span text:style-name="T8">return</text:span></text:p>
      <text:p text:style-name="P6">        <text:span text:style-name="T8">try:</text:span></text:p>
      <text:p text:style-name="P6">            <text:span text:style-name="T8">self.cursor.execute(comando,parametros)</text:span></text:p>
      <text:p text:style-name="P6">            <text:span text:style-name="T8">self.conexao.commit()</text:span></text:p>
      <text:p text:style-name="P6">        <text:span text:style-name="T8">except Error as e:</text:span></text:p>
      <text:p text:style-name="P6">            <text:span text:style-name="T8">logging.error(</text:span><text:span text:style-name="T13">f</text:span><text:span text:style-name="T8">"Erro ao executar comando '{comando}' : {e}")</text:span></text:p>
      <text:p text:style-name="P6">        </text:p>
      <text:p text:style-name="P6">        </text:p>
      <text:p text:style-name="P6">    <text:span text:style-name="T13">def</text:span><text:span text:style-name="T8"> buscar_dados(self,comando,parametros=()): #executa comandos SQL no banco de dados para buscar os dados do banco</text:span></text:p>
      <text:p text:style-name="P6">        <text:span text:style-name="T8">if not self.conexao or not self.conexao.is_connected() or not self.cursor:</text:span></text:p>
      <text:p text:style-name="P6">            <text:span text:style-name="T8">logging.error("Erro: Não há conexão ativa com o banco de dados para buscar dados.")</text:span></text:p>
      <text:p text:style-name="P6">            <text:span text:style-name="T8">return []</text:span></text:p>
      <text:p text:style-name="P6">        </text:p>
      <text:p text:style-name="P6">        <text:span text:style-name="T8">try:</text:span></text:p>
      <text:p text:style-name="P6">            <text:span text:style-name="T8">self.cursor.execute(comando,parametros)</text:span></text:p>
      <text:p text:style-name="P6">            <text:span text:style-name="T8">dados = self.cursor.fetchall()</text:span></text:p>
      <text:p text:style-name="P6">            <text:span text:style-name="T8">logging.debug(</text:span><text:span text:style-name="T13">f</text:span><text:span text:style-name="T8">"Dados buscados com sucesso: {comando} com {parametros}")</text:span></text:p>
      <text:p text:style-name="P6">            <text:span text:style-name="T8">return dados</text:span></text:p>
      <text:p text:style-name="P6">        <text:span text:style-name="T8">except Error as e:</text:span></text:p>
      <text:p text:style-name="P6">            <text:span text:style-name="T8">logging.error(</text:span><text:span text:style-name="T13">f</text:span><text:span text:style-name="T8">"Erro ao buscar os dados com o comando '{comando}' com parâmetros {parametros}: {e}")</text:span></text:p>
      <text:p text:style-name="P6">            <text:span text:style-name="T8">return []</text:span></text:p>
      <text:p text:style-name="P6">        </text:p>
      <text:p text:style-name="P5">#classe tarefa representa as informações da tarefa</text:p>
      <text:p text:style-name="P5"><text:span text:style-name="T16">class</text:span> Tarefa:</text:p>
      <text:p text:style-name="P6"><text:soft-page-break/>    <text:span text:style-name="T13">def</text:span><text:span text:style-name="T8"> __init__(self,titulo,descricao,responsavel):</text:span></text:p>
      <text:p text:style-name="P6">        <text:span text:style-name="T8">self.titulo=titulo</text:span></text:p>
      <text:p text:style-name="P6">        <text:span text:style-name="T8">self.descricao=descricao</text:span></text:p>
      <text:p text:style-name="P6">        <text:span text:style-name="T8">self.responsavel=responsavel</text:span></text:p>
      <text:p text:style-name="P6">        <text:span text:style-name="T8">self.status="Pendente"</text:span></text:p>
      <text:p text:style-name="P6">        <text:span text:style-name="T8">self.data_criacao=datetime.now()</text:span></text:p>
      <text:p text:style-name="P6">        <text:span text:style-name="T8">self.data_conclusao=</text:span><text:span text:style-name="T12">None</text:span></text:p>
      <text:p text:style-name="P6">        </text:p>
      <text:p text:style-name="P6">        </text:p>
      <text:p text:style-name="P5">#classe gerenciar</text:p>
      <text:p text:style-name="P5"><text:span text:style-name="T16">class</text:span> GerenciadorTarefas:</text:p>
      <text:p text:style-name="P6">    <text:span text:style-name="T13">def</text:span><text:span text:style-name="T8"> __init__(self):</text:span></text:p>
      <text:p text:style-name="P6">        <text:span text:style-name="T8">#chamada do banco de dados</text:span></text:p>
      <text:p text:style-name="P6">        <text:span text:style-name="T8">self.bd=BancoDeDados()</text:span></text:p>
      <text:p text:style-name="P6"/>
      <text:p text:style-name="P6">        <text:span text:style-name="T8">#Verificar se a conexão foi bem sucedida</text:span></text:p>
      <text:p text:style-name="P6">        </text:p>
      <text:p text:style-name="P6">        <text:span text:style-name="T8">if not self.is_bd_ready():</text:span></text:p>
      <text:p text:style-name="P6">            <text:span text:style-name="T8">logging.critical("Não foi possível inicializar o gerenciador de tarefas devido a um problema de conexão com o banco de dados!")</text:span></text:p>
      <text:p text:style-name="P6">            <text:span text:style-name="T8">self.bd=</text:span><text:span text:style-name="T12">None</text:span><text:span text:style-name="T8"> #Define bd como None para evitar operações futuras</text:span></text:p>
      <text:p text:style-name="P6">    </text:p>
      <text:p text:style-name="P6">    </text:p>
      <text:p text:style-name="P6">    <text:span text:style-name="T13">def</text:span><text:span text:style-name="T8"> is_bd_ready(self):</text:span></text:p>
      <text:p text:style-name="P6">        <text:span text:style-name="T8">#Verifica se a instância do BancoDeDados e a conexão estão ativas</text:span></text:p>
      <text:p text:style-name="P6">        <text:span text:style-name="T8">return self.bd and self.bd.conexao and self.bd.conexao.is_connected()</text:span></text:p>
      <text:p text:style-name="P6"/>
      <text:p text:style-name="P6">        </text:p>
      <text:p text:style-name="P6">     <text:span text:style-name="T8">#métodos visíveis   </text:span></text:p>
      <text:p text:style-name="P6">    <text:span text:style-name="T13">def</text:span><text:span text:style-name="T8"> cadastrar_tarefa(self):</text:span></text:p>
      <text:p text:style-name="P6">        <text:span text:style-name="T8">if not self.is_bd_ready():</text:span></text:p>
      <text:p text:style-name="P6">            <text:span text:style-name="T8">logging.error("Não é possível cadastrar tarefa. A conexão com o banco de dados não está ativa!")</text:span></text:p>
      <text:p text:style-name="P6">            <text:span text:style-name="T8">return</text:span></text:p>
      <text:p text:style-name="P6">        </text:p>
      <text:p text:style-name="P6">        <text:span text:style-name="T8">while </text:span><text:span text:style-name="T12">True</text:span><text:span text:style-name="T8">:</text:span></text:p>
      <text:p text:style-name="P6">            <text:span text:style-name="T8">titulo=input("Título da tarefa: ")</text:span></text:p>
      <text:p text:style-name="P6">            <text:span text:style-name="T8">if len(titulo)&gt;=12:</text:span></text:p>
      <text:p text:style-name="P6">                <text:span text:style-name="T8">break</text:span></text:p>
      <text:p text:style-name="P6">            <text:span text:style-name="T8">else: </text:span></text:p>
      <text:p text:style-name="P6">                <text:span text:style-name="T8">logging.warning("Título da tarefa deve ser maior que 12 caracteres.")</text:span></text:p>
      <text:p text:style-name="P6">                </text:p>
      <text:p text:style-name="P6">        <text:span text:style-name="T8">descricao=input("Descrição da tarefa: ")</text:span></text:p>
      <text:p text:style-name="P6">        <text:span text:style-name="T8">responsavel=input("Responsável: ")</text:span></text:p>
      <text:p text:style-name="P6"/>
      <text:p text:style-name="P6">        <text:span text:style-name="T8">tarefa=Tarefa(titulo,descricao,responsavel)</text:span></text:p>
      <text:p text:style-name="P6"/>
      <text:p text:style-name="P6">        <text:span text:style-name="T8">self.bd.executar_comando('''</text:span></text:p>
      <text:p text:style-name="P6">            <text:span text:style-name="T8">INSERT INTO tarefas (titulo, descricao, responsavel, status, data_criacao, data_conclusao)</text:span></text:p>
      <text:p text:style-name="P6">            <text:span text:style-name="T8">VALUES (%s, %s, %s, %s, %s, %s)</text:span></text:p>
      <text:p text:style-name="P6">        <text:span text:style-name="T8">''',(tarefa.titulo, tarefa.descricao, tarefa.responsavel, tarefa.status, tarefa.data_criacao, tarefa.data_conclusao))</text:span></text:p>
      <text:p text:style-name="P6">        <text:span text:style-name="T8">logging.info("Tarefa cadastrada com sucesso!")</text:span></text:p>
      <text:p text:style-name="P6">    </text:p>
      <text:p text:style-name="P6">    <text:span text:style-name="T13">def</text:span><text:span text:style-name="T8"> exibir_tarefas(self):</text:span></text:p>
      <text:p text:style-name="P6">        <text:span text:style-name="T8">#exibir todas as tarefas cadastradas</text:span></text:p>
      <text:p text:style-name="P6">        <text:span text:style-name="T8">if not self.is_bd_ready():</text:span></text:p>
      <text:p text:style-name="P6">            <text:span text:style-name="T8">logging.error("Não é possível exibir tarefas. Conexão com o banco de dados não está ativa.")</text:span></text:p>
      <text:p text:style-name="P6"><text:soft-page-break/>            <text:span text:style-name="T8">return</text:span></text:p>
      <text:p text:style-name="P6">        </text:p>
      <text:p text:style-name="P6">        <text:span text:style-name="T8">tarefas=self.bd.buscar_dados("SELECT * FROM tarefas")</text:span></text:p>
      <text:p text:style-name="P6">        <text:span text:style-name="T8">#if para caso não exista tarefas cadastradas</text:span></text:p>
      <text:p text:style-name="P6">        <text:span text:style-name="T8">if not tarefas:</text:span></text:p>
      <text:p text:style-name="P6">            <text:span text:style-name="T8">print("Nenhuma tarefa cadastrada.")</text:span></text:p>
      <text:p text:style-name="P6">            <text:span text:style-name="T8">return</text:span></text:p>
      <text:p text:style-name="P6">        </text:p>
      <text:p text:style-name="P6">        <text:span text:style-name="T8">print("\n --- Lista de Tarefas ---")</text:span></text:p>
      <text:p text:style-name="P6">        <text:span text:style-name="T8">#loop para exibir verticalmente</text:span></text:p>
      <text:p text:style-name="P6">        <text:span text:style-name="T8">for t in tarefas:</text:span></text:p>
      <text:p text:style-name="P6">            <text:span text:style-name="T8">print(</text:span><text:span text:style-name="T13">f</text:span><text:span text:style-name="T8">"ID: {t[0]}")</text:span></text:p>
      <text:p text:style-name="P6">            <text:span text:style-name="T8">print(</text:span><text:span text:style-name="T13">f</text:span><text:span text:style-name="T8">"Título: {t[1]}")</text:span></text:p>
      <text:p text:style-name="P6">            <text:span text:style-name="T8">print(</text:span><text:span text:style-name="T13">f</text:span><text:span text:style-name="T8">"Descrição: {t[2]}")</text:span></text:p>
      <text:p text:style-name="P6">            <text:span text:style-name="T8">print(</text:span><text:span text:style-name="T13">f</text:span><text:span text:style-name="T8">"Responsável: {t[3]}")</text:span></text:p>
      <text:p text:style-name="P6">            <text:span text:style-name="T8">print(</text:span><text:span text:style-name="T13">f</text:span><text:span text:style-name="T8">"Status: {t[4]}")</text:span></text:p>
      <text:p text:style-name="P6">            <text:span text:style-name="T8">print(</text:span><text:span text:style-name="T13">f</text:span><text:span text:style-name="T8">"Data da Criação: {t[5]}")</text:span></text:p>
      <text:p text:style-name="P6">            <text:span text:style-name="T8">print(</text:span><text:span text:style-name="T13">f</text:span><text:span text:style-name="T8">"Data de Conclusão: {t[6]}\n")</text:span></text:p>
      <text:p text:style-name="P6"/>
      <text:p text:style-name="P6">    <text:span text:style-name="T13">def</text:span><text:span text:style-name="T8"> atualizar_tarefa(self):</text:span></text:p>
      <text:p text:style-name="P6">        <text:span text:style-name="T8">#atualizar as tarefas</text:span></text:p>
      <text:p text:style-name="P6">        </text:p>
      <text:p text:style-name="P6">        <text:span text:style-name="T8">if not self.is_bd_ready():</text:span></text:p>
      <text:p text:style-name="P6">            <text:span text:style-name="T8">logging.error("Não é possível atualizar tarefa. Conexão com o banco de dados não está ativa.")</text:span></text:p>
      <text:p text:style-name="P6">            <text:span text:style-name="T8">return</text:span></text:p>
      <text:p text:style-name="P6">        </text:p>
      <text:p text:style-name="P6">        </text:p>
      <text:p text:style-name="P6">        <text:span text:style-name="T8">self.exibir_tarefas()</text:span></text:p>
      <text:p text:style-name="P6">        <text:span text:style-name="T8">tarefas_existentes = self.bd.buscar_dados("SELECT id FROM tarefas")</text:span></text:p>
      <text:p text:style-name="P6">        <text:span text:style-name="T8">if not tarefas_existentes:</text:span></text:p>
      <text:p text:style-name="P6">            <text:span text:style-name="T8">print("Nenhuma tarefa cadastrada para atualizar.")</text:span></text:p>
      <text:p text:style-name="P6">            <text:span text:style-name="T8">return</text:span></text:p>
      <text:p text:style-name="P6">                </text:p>
      <text:p text:style-name="P6">        </text:p>
      <text:p text:style-name="P6">        <text:span text:style-name="T8">id_tarefa=input("Digite o ID da tarefa que deseja atualizar: ")</text:span></text:p>
      <text:p text:style-name="P6"/>
      <text:p text:style-name="P6">        <text:span text:style-name="T8">tarefa_encontrada = </text:span><text:span text:style-name="T12">False</text:span></text:p>
      <text:p text:style-name="P6">        <text:span text:style-name="T8">for t_id in tarefas_existentes:</text:span></text:p>
      <text:p text:style-name="P6">            <text:span text:style-name="T8">if str(t_id[0]) == id_tarefa:</text:span></text:p>
      <text:p text:style-name="P6">                <text:span text:style-name="T8">tarefa_encontrada = </text:span><text:span text:style-name="T12">True</text:span></text:p>
      <text:p text:style-name="P6">                <text:span text:style-name="T8">break</text:span></text:p>
      <text:p text:style-name="P6">        </text:p>
      <text:p text:style-name="P6">        <text:span text:style-name="T8">if not tarefa_encontrada:</text:span></text:p>
      <text:p text:style-name="P6">            <text:span text:style-name="T8">logging.warning(</text:span><text:span text:style-name="T13">f</text:span><text:span text:style-name="T8">"Tarefa com ID {id_tarefa} não encontrada.")</text:span></text:p>
      <text:p text:style-name="P6">            <text:span text:style-name="T8">return</text:span></text:p>
      <text:p text:style-name="P6">        </text:p>
      <text:p text:style-name="P6">        <text:span text:style-name="T8"># Busca os dados atuais da tarefa para preencher como padrão</text:span></text:p>
      <text:p text:style-name="P6">        <text:span text:style-name="T8">dados_atuais = self.bd.buscar_dados("SELECT titulo, descricao, responsavel, status, data_conclusao FROM tarefas WHERE id=%s", (id_tarefa,))</text:span></text:p>
      <text:p text:style-name="P6">        <text:span text:style-name="T8">if not dados_atuais:</text:span></text:p>
      <text:p text:style-name="P6">            <text:span text:style-name="T8">logging.error("Erro ao buscar dados da tarefa para atualização.")</text:span></text:p>
      <text:p text:style-name="P6">            <text:span text:style-name="T8">return</text:span></text:p>
      <text:p text:style-name="P6">        </text:p>
      <text:p text:style-name="P6">        <text:span text:style-name="T8">titulo_atual, descricao_atual, responsavel_atual, status_atual, data_conclusao_atual = dados_atuais[0]</text:span></text:p>
      <text:p text:style-name="P6"/>
      <text:p text:style-name="P6">        <text:span text:style-name="T8">print(</text:span><text:span text:style-name="T13">f</text:span><text:span text:style-name="T8">"\n--- Atualizando Tarefa ID: {id_tarefa} ---")</text:span></text:p>
      <text:p text:style-name="P6"><text:soft-page-break/>        <text:span text:style-name="T8">print("Deixe em branco para manter o valor atual.")</text:span></text:p>
      <text:p text:style-name="P6"/>
      <text:p text:style-name="P6">        <text:span text:style-name="T8">novo_titulo = input(</text:span><text:span text:style-name="T13">f</text:span><text:span text:style-name="T8">"Novo Título (atual: {titulo_atual}): ")</text:span></text:p>
      <text:p text:style-name="P6">        <text:span text:style-name="T8">if not novo_titulo:</text:span></text:p>
      <text:p text:style-name="P6">            <text:span text:style-name="T8">novo_titulo = titulo_atual</text:span></text:p>
      <text:p text:style-name="P6"/>
      <text:p text:style-name="P6">        <text:span text:style-name="T8">nova_descricao = input(</text:span><text:span text:style-name="T13">f</text:span><text:span text:style-name="T8">"Nova Descrição (atual: {descricao_atual}): ")</text:span></text:p>
      <text:p text:style-name="P6">        <text:span text:style-name="T8">if not nova_descricao:</text:span></text:p>
      <text:p text:style-name="P6">            <text:span text:style-name="T8">nova_descricao = descricao_atual</text:span></text:p>
      <text:p text:style-name="P6"/>
      <text:p text:style-name="P6">        <text:span text:style-name="T8">novo_responsavel = input(</text:span><text:span text:style-name="T13">f</text:span><text:span text:style-name="T8">"Novo Responsável (atual: {responsavel_atual}): ")</text:span></text:p>
      <text:p text:style-name="P6">        <text:span text:style-name="T8">if not novo_responsavel:</text:span></text:p>
      <text:p text:style-name="P6">            <text:span text:style-name="T8">novo_responsavel = responsavel_atual</text:span></text:p>
      <text:p text:style-name="P6"/>
      <text:p text:style-name="P6">        <text:span text:style-name="T8">novo_status = input(</text:span><text:span text:style-name="T13">f</text:span><text:span text:style-name="T8">"Novo Status (atual: {status_atual}) (Pendente, Em Andamento, Concluída): ")</text:span></text:p>
      <text:p text:style-name="P6">        <text:span text:style-name="T8">if not novo_status:</text:span></text:p>
      <text:p text:style-name="P6">            <text:span text:style-name="T8">novo_status = status_atual</text:span></text:p>
      <text:p text:style-name="P6">        </text:p>
      <text:p text:style-name="P6">        <text:span text:style-name="T8"># Lógica para data_conclusao: se o novo status for "Concluída", atualiza a data</text:span></text:p>
      <text:p text:style-name="P6">        <text:span text:style-name="T8"># Caso contrário, mantém a data de conclusão atual (ou None)</text:span></text:p>
      <text:p text:style-name="P6">        <text:span text:style-name="T8">data_conclusao = data_conclusao_atual</text:span></text:p>
      <text:p text:style-name="P6">        <text:span text:style-name="T8">if novo_status.lower() == "concluída" and status_atual.lower() != "concluída":</text:span></text:p>
      <text:p text:style-name="P6">            <text:span text:style-name="T8">data_conclusao = datetime.now()</text:span></text:p>
      <text:p text:style-name="P6">        <text:span text:style-name="T8">elif novo_status.lower() != "concluída" and status_atual.lower() == "concluída":</text:span></text:p>
      <text:p text:style-name="P6">            <text:span text:style-name="T8"># Se o status mudou de concluída para outro, a data de conclusão é removida</text:span></text:p>
      <text:p text:style-name="P6">            <text:span text:style-name="T8">data_conclusao = </text:span><text:span text:style-name="T12">None</text:span></text:p>
      <text:p text:style-name="P6">        </text:p>
      <text:p text:style-name="P6">        <text:span text:style-name="T8">self.bd.executar_comando('''</text:span></text:p>
      <text:p text:style-name="P6">            <text:span text:style-name="T8">UPDATE tarefas SET titulo=%s, descricao=%s, responsavel=%s, status=%s, data_conclusao=%s WHERE id=%s</text:span></text:p>
      <text:p text:style-name="P6">        <text:span text:style-name="T8">''', (novo_titulo, nova_descricao, novo_responsavel, novo_status, data_conclusao, id_tarefa))</text:span></text:p>
      <text:p text:style-name="P6">        <text:span text:style-name="T8">print("Tarefa atualizada com sucesso!") </text:span></text:p>
      <text:p text:style-name="P6"/>
      <text:p text:style-name="P6">    <text:span text:style-name="T13">def</text:span><text:span text:style-name="T8"> excluir_tarefa(self):</text:span></text:p>
      <text:p text:style-name="P6">        <text:span text:style-name="T8">if not self.is_bd_ready():</text:span></text:p>
      <text:p text:style-name="P6">            <text:span text:style-name="T8">logging.error("Não é possível excluir tarefa. Conexão com o banco de dados não está ativa.")</text:span></text:p>
      <text:p text:style-name="P6">            <text:span text:style-name="T8">return</text:span></text:p>
      <text:p text:style-name="P6">        </text:p>
      <text:p text:style-name="P6">        <text:span text:style-name="T8">self.exibir_tarefas()</text:span></text:p>
      <text:p text:style-name="P6">        <text:span text:style-name="T8">tarefas_existentes = self.bd.buscar_dados("SELECT id FROM tarefas")</text:span></text:p>
      <text:p text:style-name="P6">        <text:span text:style-name="T8">if not tarefas_existentes:</text:span></text:p>
      <text:p text:style-name="P6">            <text:span text:style-name="T8">print("Nenhuma tarefa cadastrada para excluir.")</text:span></text:p>
      <text:p text:style-name="P6">            <text:span text:style-name="T8">return</text:span></text:p>
      <text:p text:style-name="P6">        </text:p>
      <text:p text:style-name="P6">        <text:span text:style-name="T8">#excluir uma tarefa</text:span></text:p>
      <text:p text:style-name="P6">        <text:span text:style-name="T8">id_tarefa=input("Digite a ID para excluir uma tarefa: ")</text:span></text:p>
      <text:p text:style-name="P6"/>
      <text:p text:style-name="P6">        <text:span text:style-name="T8">#Verificar se o ID da tarefa existe</text:span></text:p>
      <text:p text:style-name="P6">        <text:span text:style-name="T8">tarefa_encontrada = </text:span><text:span text:style-name="T12">False</text:span></text:p>
      <text:p text:style-name="P6">        <text:span text:style-name="T8">for t_id in tarefas_existentes:</text:span></text:p>
      <text:p text:style-name="P6">            <text:span text:style-name="T8">if str(t_id[0]) == id_tarefa:</text:span></text:p>
      <text:p text:style-name="P6">                <text:span text:style-name="T8">tarefa_encontrada = </text:span><text:span text:style-name="T12">True</text:span></text:p>
      <text:p text:style-name="P6">                <text:span text:style-name="T8">break</text:span></text:p>
      <text:p text:style-name="P6">        </text:p>
      <text:p text:style-name="P6">        <text:span text:style-name="T8">if not tarefa_encontrada:</text:span></text:p>
      <text:p text:style-name="P6">            <text:span text:style-name="T8">logging.warning(</text:span><text:span text:style-name="T13">f</text:span><text:span text:style-name="T8">"Tarefa com ID {id_tarefa} não encontrada.")</text:span></text:p>
      <text:p text:style-name="P6">            <text:span text:style-name="T8">return</text:span></text:p>
      <text:p text:style-name="P6"><text:soft-page-break/>        </text:p>
      <text:p text:style-name="P6">        <text:span text:style-name="T8">self.bd.executar_comando('''DELETE FROM tarefas WHERE id=%s''',(id_tarefa,))</text:span></text:p>
      <text:p text:style-name="P6">        <text:span text:style-name="T8">print("Tarefa excluída com sucesso!")</text:span></text:p>
      <text:p text:style-name="P6"/>
      <text:p text:style-name="P6">    <text:span text:style-name="T13">def</text:span><text:span text:style-name="T8"> fechar_sistema(self):</text:span></text:p>
      <text:p text:style-name="P6">        <text:span text:style-name="T8">self.bd.fechar_conexao()</text:span></text:p>
      <text:p text:style-name="P6">        <text:span text:style-name="T8">print("Sistema encerrado")</text:span></text:p>
      <text:p text:style-name="P6"/>
      <text:p text:style-name="P5"><text:span text:style-name="T16">def</text:span> main():</text:p>
      <text:p text:style-name="P6">    <text:span text:style-name="T8">gerenciador=GerenciadorTarefas()</text:span></text:p>
      <text:p text:style-name="P6">    <text:span text:style-name="T8">#se o gerenciador não conseguiu se conectar ao BD, encerra o programa</text:span></text:p>
      <text:p text:style-name="P6">    <text:span text:style-name="T8">if not gerenciador.is_bd_ready():</text:span></text:p>
      <text:p text:style-name="P6">        <text:span text:style-name="T8">logging.critical("Encerrando o programa devido a falha na conexão com o Banco de dados!")</text:span></text:p>
      <text:p text:style-name="P6">        <text:span text:style-name="T8">return</text:span></text:p>
      <text:p text:style-name="P6"/>
      <text:p text:style-name="P6">    <text:span text:style-name="T8">while </text:span><text:span text:style-name="T12">True</text:span><text:span text:style-name="T8">:</text:span></text:p>
      <text:p text:style-name="P6">        <text:span text:style-name="T8">print("\n--- Gestão de Tarefas ---")</text:span></text:p>
      <text:p text:style-name="P6">        <text:span text:style-name="T8">print("1 - Cadastro de Tarefas: ")</text:span></text:p>
      <text:p text:style-name="P6">        <text:span text:style-name="T8">print("2 - Exibir Tarefas: ")</text:span></text:p>
      <text:p text:style-name="P6">        <text:span text:style-name="T8">print("3 - Atualizar Tarefas: ")</text:span></text:p>
      <text:p text:style-name="P6">        <text:span text:style-name="T8">print("4 - Excluir Tarefas: ")</text:span></text:p>
      <text:p text:style-name="P6">        <text:span text:style-name="T8">print("5 - Sair do Sistema: ")</text:span></text:p>
      <text:p text:style-name="P6">        </text:p>
      <text:p text:style-name="P6">        <text:span text:style-name="T8">try:</text:span></text:p>
      <text:p text:style-name="P6">            <text:span text:style-name="T8">arg = int(input("Escolha uma opção: "))</text:span></text:p>
      <text:p text:style-name="P6">            <text:span text:style-name="T8">match arg:</text:span></text:p>
      <text:p text:style-name="P6">                <text:span text:style-name="T8">case 1:</text:span></text:p>
      <text:p text:style-name="P6">                    <text:span text:style-name="T8">gerenciador.cadastrar_tarefa()</text:span></text:p>
      <text:p text:style-name="P6">                <text:span text:style-name="T8">case 2:</text:span></text:p>
      <text:p text:style-name="P6">                    <text:span text:style-name="T8">gerenciador.exibir_tarefas()</text:span></text:p>
      <text:p text:style-name="P6">                <text:span text:style-name="T8">case 3:</text:span></text:p>
      <text:p text:style-name="P6">                    <text:span text:style-name="T8">gerenciador.atualizar_tarefa()</text:span></text:p>
      <text:p text:style-name="P6">                <text:span text:style-name="T8">case 4:</text:span></text:p>
      <text:p text:style-name="P6">                    <text:span text:style-name="T8">gerenciador.excluir_tarefa()</text:span></text:p>
      <text:p text:style-name="P6">                <text:span text:style-name="T8">case 5:</text:span></text:p>
      <text:p text:style-name="P6">                    <text:span text:style-name="T8">gerenciador.fechar_sistema()</text:span></text:p>
      <text:p text:style-name="P6">                    <text:span text:style-name="T8">break # Sai do loop quando o sistema é encerrado</text:span></text:p>
      <text:p text:style-name="P6">                <text:span text:style-name="T8">case _:</text:span></text:p>
      <text:p text:style-name="P6">                    <text:span text:style-name="T8">logging.warning("Opção não encontrada! Tente novamente!")</text:span></text:p>
      <text:p text:style-name="P6">        <text:span text:style-name="T8">except ValueError:</text:span></text:p>
      <text:p text:style-name="P6">            <text:span text:style-name="T8">logging.error("Entrada inválida. Por favor, digite um número inteiro.")</text:span></text:p>
      <text:p text:style-name="P6">        <text:span text:style-name="T8">except Exception as e:</text:span></text:p>
      <text:p text:style-name="P6">            <text:span text:style-name="T8">logging.critical(</text:span><text:span text:style-name="T13">f</text:span><text:span text:style-name="T8">"Ocorreu um erro inesperado: {e}", exc_info=</text:span><text:span text:style-name="T12">True</text:span><text:span text:style-name="T8">) # exc_info=True para logar o traceback</text:span></text:p>
      <text:p text:style-name="P6">            <text:span text:style-name="T8">gerenciador.fechar_sistema() # Tenta fechar a conexão em caso de erro crítico</text:span></text:p>
      <text:p text:style-name="P6">            <text:span text:style-name="T8">break</text:span></text:p>
      <text:p text:style-name="P6">                    </text:p>
      <text:p text:style-name="P5">if __name__=="__main__":</text:p>
      <text:p text:style-name="P6">    <text:span text:style-name="T8">main()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Neste código, observo que o a class BancoDeDados tem a variável conexao. O que seria essa variável, ela é um objeto ou uma instância da classe? </text:p>
      <text:p text:style-name="P8"/>
      <text:p text:style-name="P10">No seu código, a variável <text:span text:style-name="Source_20_Text">conexao</text:span> dentro da classe <text:span text:style-name="Source_20_Text">BancoDeDados</text:span> é uma <text:span text:style-name="T14">instância de uma classe de conexão</text:span> fornecida pela biblioteca <text:span text:style-name="Source_20_Text">mysql.connector</text:span>.</text:p>
      <text:p text:style-name="Text_20_body">Mais especificamente:</text:p>
      <text:list text:style-name="L1">
        <text:list-item>
          <text:p text:style-name="P9"><text:span text:style-name="T14">É uma instância:</text:span> Sim, <text:span text:style-name="Source_20_Text">self.conexao</text:span> é uma instância (ou objeto) da classe <text:span text:style-name="Source_20_Text">MySQLConnection</text:span> (ou uma classe similar de conexão, dependendo da implementação interna do <text:span text:style-name="Source_20_Text">mysql.connector</text:span>).</text:p>
        </text:list-item>
        <text:list-item>
          <text:p text:style-name="P9"><text:span text:style-name="T14">O que ela representa:</text:span> Essa instância <text:span text:style-name="Source_20_Text">conexao</text:span> representa a <text:span text:style-name="T14">conexão ativa e estabelecida</text:span> com o seu banco de dados MariaDB. É através dela que você pode interagir com o banco de dados, enviando comandos SQL e recebendo resultados.</text:p>
        </text:list-item>
      </text:list>
      <text:p text:style-name="Text_20_body">Em resumo, <text:span text:style-name="Source_20_Text">conexao</text:span> é o "canal de comunicação" entre o seu script Python e o servidor MariaDB.</text:p>
      <text:p text:style-name="P11">Em que momento a instância conexao é criada? É ao se iniciar a __init__ da classe BancoDeDados? Qual o valor que é atribuído a ela quando a conexão com o banco de dados é estabelecida com sucesso já que ela é indicada com valor None? </text:p>
      <text:p text:style-name="P10">No seu código, a instância <text:span text:style-name="Source_20_Text">conexao</text:span> (ou <text:span text:style-name="Source_20_Text">self.conexao</text:span>) é criada e recebe seu valor no seguinte momento:</text:p>
      <text:list text:style-name="L2">
        <text:list-item>
          <text:p text:style-name="P13"><text:span text:style-name="T14">Inicialização em </text:span><text:span text:style-name="Source_20_Text"><text:span text:style-name="T14">__init__</text:span></text:span><text:span text:style-name="T14">:</text:span> No início do método <text:span text:style-name="Source_20_Text">__init__</text:span> da classe <text:span text:style-name="Source_20_Text">BancoDeDados</text:span>, <text:span text:style-name="Source_20_Text">self.conexao</text:span> é inicialmente definida como <text:span text:style-name="Source_20_Text">None</text:span>:</text:p>
          <text:p text:style-name="P13">Python</text:p>
          <text:p text:style-name="P1"><text:span text:style-name="Source_20_Text">class BancoDeDados:</text:span></text:p>
          <text:p text:style-name="P1"><text:span text:style-name="Source_20_Text"><text:s text:c="4"/>def __init__(self, config=CONFIG_BANCO):</text:span></text:p>
          <text:p text:style-name="P1"><text:span text:style-name="Source_20_Text"><text:s text:c="8"/>self.config = config</text:span></text:p>
          <text:p text:style-name="P1"><text:span text:style-name="Source_20_Text"><text:s text:c="8"/>self.conexao = None <text:s/># &lt;-- Aqui ela é inicializada com None</text:span></text:p>
          <text:p text:style-name="P1"><text:span text:style-name="Source_20_Text"><text:s text:c="8"/>self.cursor = None</text:span></text:p>
          <text:p text:style-name="P2"><text:span text:style-name="Source_20_Text"><text:s text:c="8"/># ... restante do código ...</text:span></text:p>
          <text:p text:style-name="P13">Isso é uma boa prática para garantir que o atributo <text:span text:style-name="Source_20_Text">conexao</text:span> sempre exista na instância da classe, mesmo que a tentativa de conexão falhe.</text:p>
        </text:list-item>
        <text:list-item>
          <text:p text:style-name="P13"><text:span text:style-name="T14">Criação da Instância e Atribuição do Valor (dentro do </text:span><text:span text:style-name="Source_20_Text"><text:span text:style-name="T14">try</text:span></text:span><text:span text:style-name="T14">):</text:span> A instância real da conexão é criada e atribuída a <text:span text:style-name="Source_20_Text">self.conexao</text:span> <text:span text:style-name="T14">dentro do bloco </text:span><text:span text:style-name="Source_20_Text"><text:span text:style-name="T14">try</text:span></text:span>, quando a linha <text:span text:style-name="Source_20_Text">self.conexao = mysql.connector.connect(**self.config)</text:span> é executada com sucesso.</text:p>
        </text:list-item>
        <text:list-item>
          <text:p text:style-name="P13">Se a função <text:span text:style-name="Source_20_Text">mysql.connector.connect(**self.config)</text:span> conseguir estabelecer a conexão com o banco de dados MariaDB usando as configurações fornecidas, ela retorna um <text:span text:style-name="T14">objeto de conexão</text:span>. É esse objeto que é então atribuído à variável <text:span text:style-name="Source_20_Text">self.conexao</text:span>.</text:p>
        </text:list-item>
      </text:list>
      <text:h text:style-name="Heading_20_3" text:outline-level="3">Qual o valor que é atribuído a ela quando a conexão com o banco de dados é estabelecida com sucesso?</text:h>
      <text:p text:style-name="Text_20_body">Quando a conexão é estabelecida com sucesso, <text:span text:style-name="Source_20_Text">self.conexao</text:span> recebe como valor uma <text:span text:style-name="T14">instância da classe </text:span><text:span text:style-name="Source_20_Text"><text:span text:style-name="T14">MySQLConnection</text:span></text:span> (ou uma classe similar específica do conector MySQL para Python).</text:p>
      <text:p text:style-name="Text_20_body">Este objeto <text:span text:style-name="Source_20_Text">MySQLConnection</text:span> é a representação em Python da sua conexão ativa com o servidor MariaDB. Ele possui métodos e atributos que permitem que você interaja com o banco de dados, como <text:span text:style-name="Source_20_Text">cursor()</text:span> para criar um cursor, <text:span text:style-name="Source_20_Text">commit()</text:span> para confirmar transações e <text:span text:style-name="Source_20_Text">is_connected()</text:span> para verificar o status da conexão.</text:p>
      <text:p text:style-name="Text_20_body"/>
      <text:p text:style-name="Text_20_body"/>
      <text:p text:style-name="Text_20_body"/>
      <text:p text:style-name="P11"><text:soft-page-break/>Várias funções posteriores fazem uma verificação if not self.conexao or not self.conexao.is_connected(). Isso é feito para determinar se a instância existe e se está com o valor que garante a conexão com o banco de dados? </text:p>
      <text:p text:style-name="P14">Sim, exatamente! A verificação <text:span text:style-name="Source_20_Text">if not self.conexao or not self.conexao.is_connected()</text:span> é feita para determinar duas coisas essenciais antes de tentar qualquer operação com o banco de dados:</text:p>
      <text:list text:style-name="L4">
        <text:list-item>
          <text:p text:style-name="P15"><text:span text:style-name="Source_20_Text"><text:span text:style-name="T14">not self.conexao</text:span></text:span>: Esta parte verifica se a variável <text:span text:style-name="Source_20_Text">self.conexao</text:span> <text:span text:style-name="T14">não é </text:span><text:span text:style-name="Source_20_Text"><text:span text:style-name="T14">None</text:span></text:span>.</text:p>
          <text:list>
            <text:list-item>
              <text:p text:style-name="P15">Lembre-se que em Python, <text:span text:style-name="Source_20_Text">None</text:span> é considerado "falso" em um contexto booleano.</text:p>
            </text:list-item>
            <text:list-item>
              <text:p text:style-name="P15">Se a conexão falhou no <text:span text:style-name="Source_20_Text">__init__</text:span> (por exemplo, credenciais erradas, servidor MariaDB desligado), <text:span text:style-name="Source_20_Text">self.conexao</text:span> teria permanecido como <text:span text:style-name="Source_20_Text">None</text:span>. Então, <text:span text:style-name="Source_20_Text">not self.conexao</text:span> seria <text:span text:style-name="Source_20_Text">True</text:span>.</text:p>
            </text:list-item>
            <text:list-item>
              <text:p text:style-name="P15">Isso evita um <text:span text:style-name="Source_20_Text">AttributeError</text:span> se você tentasse chamar <text:span text:style-name="Source_20_Text">.is_connected()</text:span> em um objeto <text:span text:style-name="Source_20_Text">None</text:span>.</text:p>
            </text:list-item>
          </text:list>
        </text:list-item>
        <text:list-item>
          <text:p text:style-name="P15"><text:span text:style-name="Source_20_Text"><text:span text:style-name="T14">not self.conexao.is_connected()</text:span></text:span>: Esta parte verifica se a instância de conexão (<text:span text:style-name="Source_20_Text">self.conexao</text:span>) <text:span text:style-name="T14">não está mais conectada</text:span> ao banco de dados.</text:p>
          <text:list>
            <text:list-item>
              <text:p text:style-name="P15">Mesmo que <text:span text:style-name="Source_20_Text">self.conexao</text:span> não seja <text:span text:style-name="Source_20_Text">None</text:span> (ou seja, um objeto de conexão foi criado), a conexão pode ter sido perdida após a inicialização (por exemplo, o servidor MariaDB foi desligado após a conexão inicial, ou houve um timeout).</text:p>
            </text:list-item>
            <text:list-item>
              <text:p text:style-name="P15">O método <text:span text:style-name="Source_20_Text">is_connected()</text:span> é próprio do objeto de conexão e retorna <text:span text:style-name="Source_20_Text">True</text:span> se a conexão estiver ativa e <text:span text:style-name="Source_20_Text">False</text:span> caso contrário.</text:p>
            </text:list-item>
          </text:list>
        </text:list-item>
      </text:list>
      <text:h text:style-name="Heading_20_3" text:outline-level="3">Por que as duas verificações são importantes?</text:h>
      <text:list text:style-name="L5">
        <text:list-item>
          <text:p text:style-name="P16"><text:span text:style-name="T14">Robustez:</text:span> Garante que o código não tente usar um objeto de conexão que nunca foi criado (<text:span text:style-name="Source_20_Text">None</text:span>) ou que foi criado mas não está mais funcional.</text:p>
        </text:list-item>
        <text:list-item>
          <text:p text:style-name="P16"><text:span text:style-name="T14">Prevenção de Erros:</text:span> Evita <text:span text:style-name="Source_20_Text">AttributeError</text:span> (se <text:span text:style-name="Source_20_Text">self.conexao</text:span> for <text:span text:style-name="Source_20_Text">None</text:span>) e outros erros de rede ou de banco de dados que poderiam ocorrer se você tentasse executar comandos em uma conexão inativa.</text:p>
        </text:list-item>
        <text:list-item>
          <text:p text:style-name="P16"><text:span text:style-name="T14">Feedback ao Usuário:</text:span> Permite que o programa forneça uma mensagem de erro clara ("Não há conexão ativa com o banco de dados para...") em vez de travar com um erro genérico.</text:p>
        </text:list-item>
      </text:list>
      <text:p text:style-name="Text_20_body">Em resumo, essa verificação é uma camada de segurança para garantir que todas as operações no banco de dados sejam tentadas apenas quando há uma conexão válida e ativa.</text:p>
      <text:p text:style-name="P11">Elaborei a princípio este código baseado em poo com o objetivo de testar minhas habilidades e mostrar para outras pessoas num repositório remoto. Numa situação de empresa, ao se criar um banco de dados como este, qual é o modelo mais utilizado, basear em poo ou apenas definir funções no código? Por que? </text:p>
      <text:p text:style-name="P10">Para uma situação de empresa, o modelo mais utilizado para interagir com um banco de dados, especialmente em aplicações de médio a grande porte, é o baseado em <text:span text:style-name="T14">Programação Orientada a Objetos (POO)</text:span>, como você começou a fazer.</text:p>
      <text:h text:style-name="Heading_20_3" text:outline-level="3">Por que a POO é preferida em ambientes empresariais?</text:h>
      <text:p text:style-name="Text_20_body">Existem várias razões pelas quais a abordagem orientada a objetos é mais vantajosa para o desenvolvimento de software em empresas:</text:p>
      <text:list text:style-name="L6">
        <text:list-item>
          <text:p text:style-name="P12">Organização e Modularidade:</text:p>
          <text:list>
            <text:list-item>
              <text:p text:style-name="P17"><text:span text:style-name="T14">Encapsulamento:</text:span> Classes como <text:span text:style-name="Source_20_Text">BancoDeDados</text:span> e <text:span text:style-name="Source_20_Text">GerenciadorTarefas</text:span> encapsulam a lógica e os dados relacionados. Isso significa que a complexidade de como a conexão é feita ou como as tarefas são gerenciadas fica "escondida" dentro da classe, expondo apenas uma interface limpa (os métodos públicos).</text:p>
            </text:list-item>
            <text:list-item>
              <text:p text:style-name="P17"><text:span text:style-name="T14">Divisão de Responsabilidades:</text:span> Cada classe tem uma responsabilidade bem definida. <text:span text:style-name="Source_20_Text">BancoDeDados</text:span> lida com a conexão e operações SQL de baixo nível, enquanto <text:span text:style-name="Source_20_Text">GerenciadorTarefas</text:span> lida com a lógica de negócio das tarefas. Isso torna o código mais fácil de entender e manter.</text:p>
            </text:list-item>
          </text:list>
        </text:list-item>
        <text:list-item>
          <text:p text:style-name="P12"><text:soft-page-break/>Reusabilidade:</text:p>
          <text:list>
            <text:list-item>
              <text:p text:style-name="P17">Uma vez que você tem uma classe <text:span text:style-name="Source_20_Text">BancoDeDados</text:span> bem definida, pode reutilizá-la em diferentes partes da sua aplicação ou até mesmo em outros projetos que precisem se conectar a um banco de dados MariaDB com configurações similares.</text:p>
            </text:list-item>
            <text:list-item>
              <text:p text:style-name="P17">As classes de entidades (como <text:span text:style-name="Source_20_Text">Tarefa</text:span>) podem ser usadas em várias camadas da aplicação (lógica de negócio, interface do usuário).</text:p>
            </text:list-item>
          </text:list>
        </text:list-item>
        <text:list-item>
          <text:p text:style-name="P12">Manutenibilidade e Escalabilidade:</text:p>
          <text:list>
            <text:list-item>
              <text:p text:style-name="P17"><text:span text:style-name="T14">Fácil de Modificar:</text:span> Se você precisar mudar a forma como a conexão é estabelecida (por exemplo, adicionar um pool de conexões) ou como uma tarefa é atualizada, você geralmente só precisa modificar o código dentro da classe relevante, minimizando o impacto em outras partes do sistema.</text:p>
            </text:list-item>
            <text:list-item>
              <text:p text:style-name="P17"><text:span text:style-name="T14">Fácil de Estender:</text:span> Adicionar novas funcionalidades é mais simples. Por exemplo, se você quisesse gerenciar "Projetos" além de "Tarefas", poderia criar uma nova classe <text:span text:style-name="Source_20_Text">GerenciadorProjetos</text:span> que reutilizaria a classe <text:span text:style-name="Source_20_Text">BancoDeDados</text:span>.</text:p>
            </text:list-item>
            <text:list-item>
              <text:p text:style-name="P17"><text:span text:style-name="T14">Colaboração:</text:span> Em equipes grandes, a modularidade da POO facilita o trabalho de vários desenvolvedores em diferentes partes do sistema sem pisar uns nos outros.</text:p>
            </text:list-item>
          </text:list>
        </text:list-item>
        <text:list-item>
          <text:p text:style-name="P12">Abstração:</text:p>
          <text:list>
            <text:list-item>
              <text:p text:style-name="P17">A POO permite que você abstraia detalhes de implementação. Quem usa a classe <text:span text:style-name="Source_20_Text">GerenciadorTarefas</text:span> não precisa saber os detalhes internos de como a conexão com o banco de dados é feita; eles apenas chamam métodos como <text:span text:style-name="Source_20_Text">cadastrar_tarefa()</text:span>.</text:p>
            </text:list-item>
          </text:list>
        </text:list-item>
        <text:list-item>
          <text:p text:style-name="P12">Testabilidade:</text:p>
          <text:list>
            <text:list-item>
              <text:p text:style-name="P17">Com classes bem definidas e responsabilidades separadas, é muito mais fácil escrever testes unitários para cada componente (por exemplo, testar a classe <text:span text:style-name="Source_20_Text">BancoDeDados</text:span> isoladamente ou a lógica de <text:span text:style-name="Source_20_Text">GerenciadorTarefas</text:span> com um banco de dados simulado).</text:p>
            </text:list-item>
          </text:list>
        </text:list-item>
        <text:list-item>
          <text:p text:style-name="P12">Padrões de Projeto e ORMs:</text:p>
          <text:list>
            <text:list-item>
              <text:p text:style-name="P17">A POO é a base para a implementação de padrões de projeto (como MVC, DAO, Repository) que são amplamente utilizados em arquiteturas de software empresariais.</text:p>
            </text:list-item>
            <text:list-item>
              <text:p text:style-name="P17">Além disso, a POO é fundamental para o uso de <text:span text:style-name="T14">ORMs (Object-Relational Mappers)</text:span>, como SQLAlchemy em Python. ORMs permitem que você interaja com o banco de dados usando objetos Python, em vez de escrever SQL diretamente, o que acelera o desenvolvimento e reduz erros, sendo uma prática muito comum em empresas.</text:p>
            </text:list-item>
          </text:list>
        </text:list-item>
      </text:list>
      <text:h text:style-name="Heading_20_3" text:outline-level="3">Quando apenas definir funções seria aceitável?</text:h>
      <text:p text:style-name="Text_20_body">Definir apenas funções soltas no código (uma abordagem mais procedural) pode ser aceitável em cenários muito específicos e limitados:</text:p>
      <text:list text:style-name="L7">
        <text:list-item>
          <text:p text:style-name="P18"><text:span text:style-name="T14">Scripts Simples e de Uso Único:</text:span> Para scripts de automação muito pequenos, que executam uma tarefa única e não serão estendidos ou mantidos a longo prazo.</text:p>
        </text:list-item>
        <text:list-item>
          <text:p text:style-name="P18"><text:span text:style-name="T14">Provas de Conceito Rápidas:</text:span> Para protótipos extremamente rápidos onde a estrutura não é uma preocupação imediata.</text:p>
        </text:list-item>
      </text:list>
      <text:p text:style-name="Text_20_body">No entanto, mesmo nesses casos, se o script começar a crescer ou a complexidade aumentar, a falta de estrutura da POO rapidamente se torna um problema, levando a um código difícil de ler, depurar e modificar ("código espaguete").</text:p>
      <text:h text:style-name="Heading_20_3" text:outline-level="3"><text:soft-page-break/>Conclusão</text:h>
      <text:p text:style-name="Text_20_body">Para o seu objetivo de testar habilidades e mostrar em um repositório remoto, a abordagem POO que você utilizou é excelente e demonstra um bom entendimento de práticas de desenvolvimento de software que são valorizadas em ambientes profissionais. Continue explorando e aprimorando essa abordagem!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397cm" fo:margin-bottom="0.501cm" fo:margin-left="0.208cm" fo:margin-right="0.496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1T11:55:29.196000000</meta:creation-date>
    <dc:date>2025-07-11T13:36:37.055000000</dc:date>
    <meta:editing-duration>PT1H41M9S</meta:editing-duration>
    <meta:editing-cycles>1</meta:editing-cycles>
    <meta:document-statistic meta:table-count="0" meta:image-count="0" meta:object-count="0" meta:page-count="10" meta:paragraph-count="366" meta:word-count="2607" meta:character-count="21636" meta:non-whitespace-character-count="16488"/>
    <meta:generator>LibreOffice/7.4.3.2$Windows_X86_64 LibreOffice_project/1048a8393ae2eeec98dff31b5c133c5f1d08b890</meta:generator>
  </office:meta>
</office:document-meta>
</file>